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090001">
            <text:p>SNOANTDIA09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3116078.74">
            <text:p>3116078,74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090001','2014-09-30','---','-------------------------','2110104020000000002','SCGCMP','SNOANTDIA090001','H','PROVISION DE ANTIGUEDAD DE PRESTACIONES SOCIALES NOMINA DIARIA SEPTIEMBRE 2014',3116078,74,0);">
            <text:p>INSERT INTO scg_dt_cmp VALUES('0001','SCGCMP','SNOANTDIA090001','2014-09-30','---','-------------------------','2110104020000000002','SCGCMP','SNOANTDIA090001','H','PROVISION DE ANTIGUEDAD DE PRESTACIONES SOCIALES NOMINA DIARIA SEPTIEMBRE 2014',3116078,74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602</text:p>
          </table:table-cell>
          <table:table-cell table:style-name="ce8" office:value-type="float" office:value="7661.67">
            <text:p>7.661,67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090001','2014-09-30','---','-------------------------','6110800003602000001','SCGCMP','SNOANTDIA090001','D','PROVISION DE ANTIGUEDAD DE PRESTACIONES SOCIALES NOMINA DIARIA SEPTIEMBRE 2014',7661,67,1);">
            <text:p>INSERT INTO scg_dt_cmp VALUES('0001','SCGCMP','SNOANTDIA090001','2014-09-30','---','-------------------------','6110800003602000001','SCGCMP','SNOANTDIA090001','D','PROVISION DE ANTIGUEDAD DE PRESTACIONES SOCIALES NOMINA DIARIA SEPTIEMBRE 2014',7661,67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504</text:p>
          </table:table-cell>
          <table:table-cell table:style-name="ce8" office:value-type="float" office:value="3961.62">
            <text:p>3.961,62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090001','2014-09-30','---','-------------------------','6110800004504000001','SCGCMP','SNOANTDIA090001','D','PROVISION DE ANTIGUEDAD DE PRESTACIONES SOCIALES NOMINA DIARIA SEPTIEMBRE 2014',3961,62,2);">
            <text:p>INSERT INTO scg_dt_cmp VALUES('0001','SCGCMP','SNOANTDIA090001','2014-09-30','---','-------------------------','6110800004504000001','SCGCMP','SNOANTDIA090001','D','PROVISION DE ANTIGUEDAD DE PRESTACIONES SOCIALES NOMINA DIARIA SEPTIEMBRE 2014',3961,62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002</text:p>
          </table:table-cell>
          <table:table-cell table:style-name="ce8" office:value-type="float" office:value="414993.52">
            <text:p>414.993,52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090001','2014-09-30','---','-------------------------','6110800002002000001','SCGCMP','SNOANTDIA090001','D','PROVISION DE ANTIGUEDAD DE PRESTACIONES SOCIALES NOMINA DIARIA SEPTIEMBRE 2014',414993,52,3);">
            <text:p>INSERT INTO scg_dt_cmp VALUES('0001','SCGCMP','SNOANTDIA090001','2014-09-30','---','-------------------------','6110800002002000001','SCGCMP','SNOANTDIA090001','D','PROVISION DE ANTIGUEDAD DE PRESTACIONES SOCIALES NOMINA DIARIA SEPTIEMBRE 2014',414993,52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903</text:p>
          </table:table-cell>
          <table:table-cell table:style-name="ce8" office:value-type="float" office:value="28836.38">
            <text:p>28.836,38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090001','2014-09-30','---','-------------------------','6110800002903000001','SCGCMP','SNOANTDIA090001','D','PROVISION DE ANTIGUEDAD DE PRESTACIONES SOCIALES NOMINA DIARIA SEPTIEMBRE 2014',28836,38,4);">
            <text:p>INSERT INTO scg_dt_cmp VALUES('0001','SCGCMP','SNOANTDIA090001','2014-09-30','---','-------------------------','6110800002903000001','SCGCMP','SNOANTDIA090001','D','PROVISION DE ANTIGUEDAD DE PRESTACIONES SOCIALES NOMINA DIARIA SEPTIEMBRE 2014',28836,38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103</text:p>
          </table:table-cell>
          <table:table-cell table:style-name="ce8" office:value-type="float" office:value="32489.77">
            <text:p>32.489,77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090001','2014-09-30','---','-------------------------','6110800004103000001','SCGCMP','SNOANTDIA090001','D','PROVISION DE ANTIGUEDAD DE PRESTACIONES SOCIALES NOMINA DIARIA SEPTIEMBRE 2014',32489,77,5);">
            <text:p>INSERT INTO scg_dt_cmp VALUES('0001','SCGCMP','SNOANTDIA090001','2014-09-30','---','-------------------------','6110800004103000001','SCGCMP','SNOANTDIA090001','D','PROVISION DE ANTIGUEDAD DE PRESTACIONES SOCIALES NOMINA DIARIA SEPTIEMBRE 2014',32489,77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003</text:p>
          </table:table-cell>
          <table:table-cell table:style-name="ce8" office:value-type="float" office:value="24270.25">
            <text:p>24.270,25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090001','2014-09-30','---','-------------------------','6110800002003000001','SCGCMP','SNOANTDIA090001','D','PROVISION DE ANTIGUEDAD DE PRESTACIONES SOCIALES NOMINA DIARIA SEPTIEMBRE 2014',24270,25,6);">
            <text:p>INSERT INTO scg_dt_cmp VALUES('0001','SCGCMP','SNOANTDIA090001','2014-09-30','---','-------------------------','6110800002003000001','SCGCMP','SNOANTDIA090001','D','PROVISION DE ANTIGUEDAD DE PRESTACIONES SOCIALES NOMINA DIARIA SEPTIEMBRE 2014',24270,25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601</text:p>
          </table:table-cell>
          <table:table-cell table:style-name="ce8" office:value-type="float" office:value="28022.09">
            <text:p>28.022,09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090001','2014-09-30','---','-------------------------','6110800004601000001','SCGCMP','SNOANTDIA090001','D','PROVISION DE ANTIGUEDAD DE PRESTACIONES SOCIALES NOMINA DIARIA SEPTIEMBRE 2014',28022,09,7);">
            <text:p>INSERT INTO scg_dt_cmp VALUES('0001','SCGCMP','SNOANTDIA090001','2014-09-30','---','-------------------------','6110800004601000001','SCGCMP','SNOANTDIA090001','D','PROVISION DE ANTIGUEDAD DE PRESTACIONES SOCIALES NOMINA DIARIA SEPTIEMBRE 2014',28022,09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002</text:p>
          </table:table-cell>
          <table:table-cell table:style-name="ce8" office:value-type="float" office:value="11650.95">
            <text:p>11.650,95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090001','2014-09-30','---','-------------------------','6110800004002000001','SCGCMP','SNOANTDIA090001','D','PROVISION DE ANTIGUEDAD DE PRESTACIONES SOCIALES NOMINA DIARIA SEPTIEMBRE 2014',11650,95,8);">
            <text:p>INSERT INTO scg_dt_cmp VALUES('0001','SCGCMP','SNOANTDIA090001','2014-09-30','---','-------------------------','6110800004002000001','SCGCMP','SNOANTDIA090001','D','PROVISION DE ANTIGUEDAD DE PRESTACIONES SOCIALES NOMINA DIARIA SEPTIEMBRE 2014',11650,95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400</text:p>
          </table:table-cell>
          <table:table-cell table:style-name="ce8" office:value-type="float" office:value="2735.84">
            <text:p>2.735,84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090001','2014-09-30','---','-------------------------','6110800002400000001','SCGCMP','SNOANTDIA090001','D','PROVISION DE ANTIGUEDAD DE PRESTACIONES SOCIALES NOMINA DIARIA SEPTIEMBRE 2014',2735,84,9);">
            <text:p>INSERT INTO scg_dt_cmp VALUES('0001','SCGCMP','SNOANTDIA090001','2014-09-30','---','-------------------------','6110800002400000001','SCGCMP','SNOANTDIA090001','D','PROVISION DE ANTIGUEDAD DE PRESTACIONES SOCIALES NOMINA DIARIA SEPTIEMBRE 2014',2735,84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802</text:p>
          </table:table-cell>
          <table:table-cell table:style-name="ce8" office:value-type="float" office:value="12818.56">
            <text:p>12.818,56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090001','2014-09-30','---','-------------------------','6110800002802000001','SCGCMP','SNOANTDIA090001','D','PROVISION DE ANTIGUEDAD DE PRESTACIONES SOCIALES NOMINA DIARIA SEPTIEMBRE 2014',12818,56,10);">
            <text:p>INSERT INTO scg_dt_cmp VALUES('0001','SCGCMP','SNOANTDIA090001','2014-09-30','---','-------------------------','6110800002802000001','SCGCMP','SNOANTDIA090001','D','PROVISION DE ANTIGUEDAD DE PRESTACIONES SOCIALES NOMINA DIARIA SEPTIEMBRE 2014',12818,56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900</text:p>
          </table:table-cell>
          <table:table-cell table:style-name="ce8" office:value-type="float" office:value="20318.68">
            <text:p>20.318,68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090001','2014-09-30','---','-------------------------','6110800002900000001','SCGCMP','SNOANTDIA090001','D','PROVISION DE ANTIGUEDAD DE PRESTACIONES SOCIALES NOMINA DIARIA SEPTIEMBRE 2014',20318,68,11);">
            <text:p>INSERT INTO scg_dt_cmp VALUES('0001','SCGCMP','SNOANTDIA090001','2014-09-30','---','-------------------------','6110800002900000001','SCGCMP','SNOANTDIA090001','D','PROVISION DE ANTIGUEDAD DE PRESTACIONES SOCIALES NOMINA DIARIA SEPTIEMBRE 2014',20318,68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302</text:p>
          </table:table-cell>
          <table:table-cell table:style-name="ce8" office:value-type="float" office:value="41288.47">
            <text:p>41.288,47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090001','2014-09-30','---','-------------------------','6110800003302000001','SCGCMP','SNOANTDIA090001','D','PROVISION DE ANTIGUEDAD DE PRESTACIONES SOCIALES NOMINA DIARIA SEPTIEMBRE 2014',41288,47,12);">
            <text:p>INSERT INTO scg_dt_cmp VALUES('0001','SCGCMP','SNOANTDIA090001','2014-09-30','---','-------------------------','6110800003302000001','SCGCMP','SNOANTDIA090001','D','PROVISION DE ANTIGUEDAD DE PRESTACIONES SOCIALES NOMINA DIARIA SEPTIEMBRE 2014',41288,47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201</text:p>
          </table:table-cell>
          <table:table-cell table:style-name="ce8" office:value-type="float" office:value="565094.05">
            <text:p>565.094,05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090001','2014-09-30','---','-------------------------','6110800003201000001','SCGCMP','SNOANTDIA090001','D','PROVISION DE ANTIGUEDAD DE PRESTACIONES SOCIALES NOMINA DIARIA SEPTIEMBRE 2014',565094,05,13);">
            <text:p>INSERT INTO scg_dt_cmp VALUES('0001','SCGCMP','SNOANTDIA090001','2014-09-30','---','-------------------------','6110800003201000001','SCGCMP','SNOANTDIA090001','D','PROVISION DE ANTIGUEDAD DE PRESTACIONES SOCIALES NOMINA DIARIA SEPTIEMBRE 2014',565094,05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508</text:p>
          </table:table-cell>
          <table:table-cell table:style-name="ce8" office:value-type="float" office:value="60820.12">
            <text:p>60.820,12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090001','2014-09-30','---','-------------------------','6110800004508000001','SCGCMP','SNOANTDIA090001','D','PROVISION DE ANTIGUEDAD DE PRESTACIONES SOCIALES NOMINA DIARIA SEPTIEMBRE 2014',60820,12,14);">
            <text:p>INSERT INTO scg_dt_cmp VALUES('0001','SCGCMP','SNOANTDIA090001','2014-09-30','---','-------------------------','6110800004508000001','SCGCMP','SNOANTDIA090001','D','PROVISION DE ANTIGUEDAD DE PRESTACIONES SOCIALES NOMINA DIARIA SEPTIEMBRE 2014',60820,12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904</text:p>
          </table:table-cell>
          <table:table-cell table:style-name="ce8" office:value-type="float" office:value="14135.92">
            <text:p>14.135,92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090001','2014-09-30','---','-------------------------','6110800002904000001','SCGCMP','SNOANTDIA090001','D','PROVISION DE ANTIGUEDAD DE PRESTACIONES SOCIALES NOMINA DIARIA SEPTIEMBRE 2014',14135,92,15);">
            <text:p>INSERT INTO scg_dt_cmp VALUES('0001','SCGCMP','SNOANTDIA090001','2014-09-30','---','-------------------------','6110800002904000001','SCGCMP','SNOANTDIA090001','D','PROVISION DE ANTIGUEDAD DE PRESTACIONES SOCIALES NOMINA DIARIA SEPTIEMBRE 2014',14135,92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102</text:p>
          </table:table-cell>
          <table:table-cell table:style-name="ce8" office:value-type="float" office:value="43854.46">
            <text:p>43.854,46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090001','2014-09-30','---','-------------------------','6110800003102000001','SCGCMP','SNOANTDIA090001','D','PROVISION DE ANTIGUEDAD DE PRESTACIONES SOCIALES NOMINA DIARIA SEPTIEMBRE 2014',43854,46,16);">
            <text:p>INSERT INTO scg_dt_cmp VALUES('0001','SCGCMP','SNOANTDIA090001','2014-09-30','---','-------------------------','6110800003102000001','SCGCMP','SNOANTDIA090001','D','PROVISION DE ANTIGUEDAD DE PRESTACIONES SOCIALES NOMINA DIARIA SEPTIEMBRE 2014',43854,46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300</text:p>
          </table:table-cell>
          <table:table-cell table:style-name="ce8" office:value-type="float" office:value="47583.5">
            <text:p>47.583,50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090001','2014-09-30','---','-------------------------','6110800004300000001','SCGCMP','SNOANTDIA090001','D','PROVISION DE ANTIGUEDAD DE PRESTACIONES SOCIALES NOMINA DIARIA SEPTIEMBRE 2014',47583,5,17);">
            <text:p>INSERT INTO scg_dt_cmp VALUES('0001','SCGCMP','SNOANTDIA090001','2014-09-30','---','-------------------------','6110800004300000001','SCGCMP','SNOANTDIA090001','D','PROVISION DE ANTIGUEDAD DE PRESTACIONES SOCIALES NOMINA DIARIA SEPTIEMBRE 2014',47583,5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601</text:p>
          </table:table-cell>
          <table:table-cell table:style-name="ce8" office:value-type="float" office:value="21095.27">
            <text:p>21.095,27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090001','2014-09-30','---','-------------------------','6110800003601000001','SCGCMP','SNOANTDIA090001','D','PROVISION DE ANTIGUEDAD DE PRESTACIONES SOCIALES NOMINA DIARIA SEPTIEMBRE 2014',21095,27,18);">
            <text:p>INSERT INTO scg_dt_cmp VALUES('0001','SCGCMP','SNOANTDIA090001','2014-09-30','---','-------------------------','6110800003601000001','SCGCMP','SNOANTDIA090001','D','PROVISION DE ANTIGUEDAD DE PRESTACIONES SOCIALES NOMINA DIARIA SEPTIEMBRE 2014',21095,27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004</text:p>
          </table:table-cell>
          <table:table-cell table:style-name="ce8" office:value-type="float" office:value="66777.9">
            <text:p>66.777,90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090001','2014-09-30','---','-------------------------','6110800002004000001','SCGCMP','SNOANTDIA090001','D','PROVISION DE ANTIGUEDAD DE PRESTACIONES SOCIALES NOMINA DIARIA SEPTIEMBRE 2014',66777,9,19);">
            <text:p>INSERT INTO scg_dt_cmp VALUES('0001','SCGCMP','SNOANTDIA090001','2014-09-30','---','-------------------------','6110800002004000001','SCGCMP','SNOANTDIA090001','D','PROVISION DE ANTIGUEDAD DE PRESTACIONES SOCIALES NOMINA DIARIA SEPTIEMBRE 2014',66777,9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902</text:p>
          </table:table-cell>
          <table:table-cell table:style-name="ce8" office:value-type="float" office:value="5471.43">
            <text:p>5.471,43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090001','2014-09-30','---','-------------------------','6110800002902000001','SCGCMP','SNOANTDIA090001','D','PROVISION DE ANTIGUEDAD DE PRESTACIONES SOCIALES NOMINA DIARIA SEPTIEMBRE 2014',5471,43,20);">
            <text:p>INSERT INTO scg_dt_cmp VALUES('0001','SCGCMP','SNOANTDIA090001','2014-09-30','---','-------------------------','6110800002902000001','SCGCMP','SNOANTDIA090001','D','PROVISION DE ANTIGUEDAD DE PRESTACIONES SOCIALES NOMINA DIARIA SEPTIEMBRE 2014',5471,43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101</text:p>
          </table:table-cell>
          <table:table-cell table:style-name="ce8" office:value-type="float" office:value="46850.94">
            <text:p>46.850,94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090001','2014-09-30','---','-------------------------','6110800004101000001','SCGCMP','SNOANTDIA090001','D','PROVISION DE ANTIGUEDAD DE PRESTACIONES SOCIALES NOMINA DIARIA SEPTIEMBRE 2014',46850,94,21);">
            <text:p>INSERT INTO scg_dt_cmp VALUES('0001','SCGCMP','SNOANTDIA090001','2014-09-30','---','-------------------------','6110800004101000001','SCGCMP','SNOANTDIA090001','D','PROVISION DE ANTIGUEDAD DE PRESTACIONES SOCIALES NOMINA DIARIA SEPTIEMBRE 2014',46850,94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901</text:p>
          </table:table-cell>
          <table:table-cell table:style-name="ce8" office:value-type="float" office:value="181718.76">
            <text:p>181.718,76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090001','2014-09-30','---','-------------------------','6110800002901000001','SCGCMP','SNOANTDIA090001','D','PROVISION DE ANTIGUEDAD DE PRESTACIONES SOCIALES NOMINA DIARIA SEPTIEMBRE 2014',181718,76,22);">
            <text:p>INSERT INTO scg_dt_cmp VALUES('0001','SCGCMP','SNOANTDIA090001','2014-09-30','---','-------------------------','6110800002901000001','SCGCMP','SNOANTDIA090001','D','PROVISION DE ANTIGUEDAD DE PRESTACIONES SOCIALES NOMINA DIARIA SEPTIEMBRE 2014',181718,76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701</text:p>
          </table:table-cell>
          <table:table-cell table:style-name="ce8" office:value-type="float" office:value="2440.11">
            <text:p>2.440,11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090001','2014-09-30','---','-------------------------','6110800002701000001','SCGCMP','SNOANTDIA090001','D','PROVISION DE ANTIGUEDAD DE PRESTACIONES SOCIALES NOMINA DIARIA SEPTIEMBRE 2014',2440,11,23);">
            <text:p>INSERT INTO scg_dt_cmp VALUES('0001','SCGCMP','SNOANTDIA090001','2014-09-30','---','-------------------------','6110800002701000001','SCGCMP','SNOANTDIA090001','D','PROVISION DE ANTIGUEDAD DE PRESTACIONES SOCIALES NOMINA DIARIA SEPTIEMBRE 2014',2440,11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802</text:p>
          </table:table-cell>
          <table:table-cell table:style-name="ce8" office:value-type="float" office:value="19756.63">
            <text:p>19.756,63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090001','2014-09-30','---','-------------------------','6110800003802000001','SCGCMP','SNOANTDIA090001','D','PROVISION DE ANTIGUEDAD DE PRESTACIONES SOCIALES NOMINA DIARIA SEPTIEMBRE 2014',19756,63,24);">
            <text:p>INSERT INTO scg_dt_cmp VALUES('0001','SCGCMP','SNOANTDIA090001','2014-09-30','---','-------------------------','6110800003802000001','SCGCMP','SNOANTDIA090001','D','PROVISION DE ANTIGUEDAD DE PRESTACIONES SOCIALES NOMINA DIARIA SEPTIEMBRE 2014',19756,63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507</text:p>
          </table:table-cell>
          <table:table-cell table:style-name="ce8" office:value-type="float" office:value="42264.48">
            <text:p>42.264,48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090001','2014-09-30','---','-------------------------','6110800004507000001','SCGCMP','SNOANTDIA090001','D','PROVISION DE ANTIGUEDAD DE PRESTACIONES SOCIALES NOMINA DIARIA SEPTIEMBRE 2014',42264,48,25);">
            <text:p>INSERT INTO scg_dt_cmp VALUES('0001','SCGCMP','SNOANTDIA090001','2014-09-30','---','-------------------------','6110800004507000001','SCGCMP','SNOANTDIA090001','D','PROVISION DE ANTIGUEDAD DE PRESTACIONES SOCIALES NOMINA DIARIA SEPTIEMBRE 2014',42264,48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503</text:p>
          </table:table-cell>
          <table:table-cell table:style-name="ce8" office:value-type="float" office:value="39528.09">
            <text:p>39.528,09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090001','2014-09-30','---','-------------------------','6110800004503000001','SCGCMP','SNOANTDIA090001','D','PROVISION DE ANTIGUEDAD DE PRESTACIONES SOCIALES NOMINA DIARIA SEPTIEMBRE 2014',39528,09,26);">
            <text:p>INSERT INTO scg_dt_cmp VALUES('0001','SCGCMP','SNOANTDIA090001','2014-09-30','---','-------------------------','6110800004503000001','SCGCMP','SNOANTDIA090001','D','PROVISION DE ANTIGUEDAD DE PRESTACIONES SOCIALES NOMINA DIARIA SEPTIEMBRE 2014',39528,09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801</text:p>
          </table:table-cell>
          <table:table-cell table:style-name="ce8" office:value-type="float" office:value="63475.72">
            <text:p>63.475,72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090001','2014-09-30','---','-------------------------','6110800003801000001','SCGCMP','SNOANTDIA090001','D','PROVISION DE ANTIGUEDAD DE PRESTACIONES SOCIALES NOMINA DIARIA SEPTIEMBRE 2014',63475,72,27);">
            <text:p>INSERT INTO scg_dt_cmp VALUES('0001','SCGCMP','SNOANTDIA090001','2014-09-30','---','-------------------------','6110800003801000001','SCGCMP','SNOANTDIA090001','D','PROVISION DE ANTIGUEDAD DE PRESTACIONES SOCIALES NOMINA DIARIA SEPTIEMBRE 2014',63475,72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304</text:p>
          </table:table-cell>
          <table:table-cell table:style-name="ce8" office:value-type="float" office:value="57565.42">
            <text:p>57.565,42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090001','2014-09-30','---','-------------------------','6110800003304000001','SCGCMP','SNOANTDIA090001','D','PROVISION DE ANTIGUEDAD DE PRESTACIONES SOCIALES NOMINA DIARIA SEPTIEMBRE 2014',57565,42,28);">
            <text:p>INSERT INTO scg_dt_cmp VALUES('0001','SCGCMP','SNOANTDIA090001','2014-09-30','---','-------------------------','6110800003304000001','SCGCMP','SNOANTDIA090001','D','PROVISION DE ANTIGUEDAD DE PRESTACIONES SOCIALES NOMINA DIARIA SEPTIEMBRE 2014',57565,42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203</text:p>
          </table:table-cell>
          <table:table-cell table:style-name="ce8" office:value-type="float" office:value="254309.46">
            <text:p>254.309,46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090001','2014-09-30','---','-------------------------','6110800004203000001','SCGCMP','SNOANTDIA090001','D','PROVISION DE ANTIGUEDAD DE PRESTACIONES SOCIALES NOMINA DIARIA SEPTIEMBRE 2014',254309,46,29);">
            <text:p>INSERT INTO scg_dt_cmp VALUES('0001','SCGCMP','SNOANTDIA090001','2014-09-30','---','-------------------------','6110800004203000001','SCGCMP','SNOANTDIA090001','D','PROVISION DE ANTIGUEDAD DE PRESTACIONES SOCIALES NOMINA DIARIA SEPTIEMBRE 2014',254309,46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502</text:p>
          </table:table-cell>
          <table:table-cell table:style-name="ce8" office:value-type="float" office:value="33115.27">
            <text:p>33.115,27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090001','2014-09-30','---','-------------------------','6110800004502000001','SCGCMP','SNOANTDIA090001','D','PROVISION DE ANTIGUEDAD DE PRESTACIONES SOCIALES NOMINA DIARIA SEPTIEMBRE 2014',33115,27,30);">
            <text:p>INSERT INTO scg_dt_cmp VALUES('0001','SCGCMP','SNOANTDIA090001','2014-09-30','---','-------------------------','6110800004502000001','SCGCMP','SNOANTDIA090001','D','PROVISION DE ANTIGUEDAD DE PRESTACIONES SOCIALES NOMINA DIARIA SEPTIEMBRE 2014',33115,27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602</text:p>
          </table:table-cell>
          <table:table-cell table:style-name="ce8" office:value-type="float" office:value="15871.84">
            <text:p>15.871,84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090001','2014-09-30','---','-------------------------','6110800004602000001','SCGCMP','SNOANTDIA090001','D','PROVISION DE ANTIGUEDAD DE PRESTACIONES SOCIALES NOMINA DIARIA SEPTIEMBRE 2014',15871,84,31);">
            <text:p>INSERT INTO scg_dt_cmp VALUES('0001','SCGCMP','SNOANTDIA090001','2014-09-30','---','-------------------------','6110800004602000001','SCGCMP','SNOANTDIA090001','D','PROVISION DE ANTIGUEDAD DE PRESTACIONES SOCIALES NOMINA DIARIA SEPTIEMBRE 2014',15871,84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201</text:p>
          </table:table-cell>
          <table:table-cell table:style-name="ce8" office:value-type="float" office:value="64421.89">
            <text:p>64.421,89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090001','2014-09-30','---','-------------------------','6110800004201000001','SCGCMP','SNOANTDIA090001','D','PROVISION DE ANTIGUEDAD DE PRESTACIONES SOCIALES NOMINA DIARIA SEPTIEMBRE 2014',64421,89,32);">
            <text:p>INSERT INTO scg_dt_cmp VALUES('0001','SCGCMP','SNOANTDIA090001','2014-09-30','---','-------------------------','6110800004201000001','SCGCMP','SNOANTDIA090001','D','PROVISION DE ANTIGUEDAD DE PRESTACIONES SOCIALES NOMINA DIARIA SEPTIEMBRE 2014',64421,89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901</text:p>
          </table:table-cell>
          <table:table-cell table:style-name="ce8" office:value-type="float" office:value="27099.92">
            <text:p>27.099,92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090001','2014-09-30','---','-------------------------','6110800003901000001','SCGCMP','SNOANTDIA090001','D','PROVISION DE ANTIGUEDAD DE PRESTACIONES SOCIALES NOMINA DIARIA SEPTIEMBRE 2014',27099,92,33);">
            <text:p>INSERT INTO scg_dt_cmp VALUES('0001','SCGCMP','SNOANTDIA090001','2014-09-30','---','-------------------------','6110800003901000001','SCGCMP','SNOANTDIA090001','D','PROVISION DE ANTIGUEDAD DE PRESTACIONES SOCIALES NOMINA DIARIA SEPTIEMBRE 2014',27099,92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102</text:p>
          </table:table-cell>
          <table:table-cell table:style-name="ce8" office:value-type="float" office:value="31582.72">
            <text:p>31.582,72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090001','2014-09-30','---','-------------------------','6110800004102000001','SCGCMP','SNOANTDIA090001','D','PROVISION DE ANTIGUEDAD DE PRESTACIONES SOCIALES NOMINA DIARIA SEPTIEMBRE 2014',31582,72,34);">
            <text:p>INSERT INTO scg_dt_cmp VALUES('0001','SCGCMP','SNOANTDIA090001','2014-09-30','---','-------------------------','6110800004102000001','SCGCMP','SNOANTDIA090001','D','PROVISION DE ANTIGUEDAD DE PRESTACIONES SOCIALES NOMINA DIARIA SEPTIEMBRE 2014',31582,72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303</text:p>
          </table:table-cell>
          <table:table-cell table:style-name="ce8" office:value-type="float" office:value="7206.49">
            <text:p>7.206,49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090001','2014-09-30','---','-------------------------','6110800003303000001','SCGCMP','SNOANTDIA090001','D','PROVISION DE ANTIGUEDAD DE PRESTACIONES SOCIALES NOMINA DIARIA SEPTIEMBRE 2014',7206,49,35);">
            <text:p>INSERT INTO scg_dt_cmp VALUES('0001','SCGCMP','SNOANTDIA090001','2014-09-30','---','-------------------------','6110800003303000001','SCGCMP','SNOANTDIA090001','D','PROVISION DE ANTIGUEDAD DE PRESTACIONES SOCIALES NOMINA DIARIA SEPTIEMBRE 2014',7206,49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2001</text:p>
          </table:table-cell>
          <table:table-cell table:style-name="ce8" office:value-type="float" office:value="2424.56">
            <text:p>2.424,56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090001','2014-09-30','---','-------------------------','6110800002001000001','SCGCMP','SNOANTDIA090001','D','PROVISION DE ANTIGUEDAD DE PRESTACIONES SOCIALES NOMINA DIARIA SEPTIEMBRE 2014',2424,56,36);">
            <text:p>INSERT INTO scg_dt_cmp VALUES('0001','SCGCMP','SNOANTDIA090001','2014-09-30','---','-------------------------','6110800002001000001','SCGCMP','SNOANTDIA090001','D','PROVISION DE ANTIGUEDAD DE PRESTACIONES SOCIALES NOMINA DIARIA SEPTIEMBRE 2014',2424,56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803</text:p>
          </table:table-cell>
          <table:table-cell table:style-name="ce8" office:value-type="float" office:value="346661.42">
            <text:p>346.661,42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090001','2014-09-30','---','-------------------------','6110800003803000001','SCGCMP','SNOANTDIA090001','D','PROVISION DE ANTIGUEDAD DE PRESTACIONES SOCIALES NOMINA DIARIA SEPTIEMBRE 2014',346661,42,37);">
            <text:p>INSERT INTO scg_dt_cmp VALUES('0001','SCGCMP','SNOANTDIA090001','2014-09-30','---','-------------------------','6110800003803000001','SCGCMP','SNOANTDIA090001','D','PROVISION DE ANTIGUEDAD DE PRESTACIONES SOCIALES NOMINA DIARIA SEPTIEMBRE 2014',346661,42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505</text:p>
          </table:table-cell>
          <table:table-cell table:style-name="ce8" office:value-type="float" office:value="170152.35">
            <text:p>170.152,35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090001','2014-09-30','---','-------------------------','6110800004505000001','SCGCMP','SNOANTDIA090001','D','PROVISION DE ANTIGUEDAD DE PRESTACIONES SOCIALES NOMINA DIARIA SEPTIEMBRE 2014',170152,35,38);">
            <text:p>INSERT INTO scg_dt_cmp VALUES('0001','SCGCMP','SNOANTDIA090001','2014-09-30','---','-------------------------','6110800004505000001','SCGCMP','SNOANTDIA090001','D','PROVISION DE ANTIGUEDAD DE PRESTACIONES SOCIALES NOMINA DIARIA SEPTIEMBRE 2014',170152,35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902</text:p>
          </table:table-cell>
          <table:table-cell table:style-name="ce8" office:value-type="float" office:value="13848.23">
            <text:p>13.848,23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090001','2014-09-30','---','-------------------------','6110800003902000001','SCGCMP','SNOANTDIA090001','D','PROVISION DE ANTIGUEDAD DE PRESTACIONES SOCIALES NOMINA DIARIA SEPTIEMBRE 2014',13848,23,39);">
            <text:p>INSERT INTO scg_dt_cmp VALUES('0001','SCGCMP','SNOANTDIA090001','2014-09-30','---','-------------------------','6110800003902000001','SCGCMP','SNOANTDIA090001','D','PROVISION DE ANTIGUEDAD DE PRESTACIONES SOCIALES NOMINA DIARIA SEPTIEMBRE 2014',13848,23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700</text:p>
          </table:table-cell>
          <table:table-cell table:style-name="ce8" office:value-type="float" office:value="17688.83">
            <text:p>17.688,83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090001','2014-09-30','---','-------------------------','6110800004700000001','SCGCMP','SNOANTDIA090001','D','PROVISION DE ANTIGUEDAD DE PRESTACIONES SOCIALES NOMINA DIARIA SEPTIEMBRE 2014',17688,83,40);">
            <text:p>INSERT INTO scg_dt_cmp VALUES('0001','SCGCMP','SNOANTDIA090001','2014-09-30','---','-------------------------','6110800004700000001','SCGCMP','SNOANTDIA090001','D','PROVISION DE ANTIGUEDAD DE PRESTACIONES SOCIALES NOMINA DIARIA SEPTIEMBRE 2014',17688,83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3701</text:p>
          </table:table-cell>
          <table:table-cell table:style-name="ce8" office:value-type="float" office:value="3022.11">
            <text:p>3.022,11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090001','2014-09-30','---','-------------------------','6110800003701000001','SCGCMP','SNOANTDIA090001','D','PROVISION DE ANTIGUEDAD DE PRESTACIONES SOCIALES NOMINA DIARIA SEPTIEMBRE 2014',3022,11,41);">
            <text:p>INSERT INTO scg_dt_cmp VALUES('0001','SCGCMP','SNOANTDIA090001','2014-09-30','---','-------------------------','6110800003701000001','SCGCMP','SNOANTDIA090001','D','PROVISION DE ANTIGUEDAD DE PRESTACIONES SOCIALES NOMINA DIARIA SEPTIEMBRE 2014',3022,11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202</text:p>
          </table:table-cell>
          <table:table-cell table:style-name="ce8" office:value-type="float" office:value="197468.73">
            <text:p>197.468,73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090001','2014-09-30','---','-------------------------','6110800004202000001','SCGCMP','SNOANTDIA090001','D','PROVISION DE ANTIGUEDAD DE PRESTACIONES SOCIALES NOMINA DIARIA SEPTIEMBRE 2014',197468,73,42);">
            <text:p>INSERT INTO scg_dt_cmp VALUES('0001','SCGCMP','SNOANTDIA090001','2014-09-30','---','-------------------------','6110800004202000001','SCGCMP','SNOANTDIA090001','D','PROVISION DE ANTIGUEDAD DE PRESTACIONES SOCIALES NOMINA DIARIA SEPTIEMBRE 2014',197468,73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506</text:p>
          </table:table-cell>
          <table:table-cell table:style-name="ce8" office:value-type="float" office:value="16179.92">
            <text:p>16.179,92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090001','2014-09-30','---','-------------------------','6110800004506000001','SCGCMP','SNOANTDIA090001','D','PROVISION DE ANTIGUEDAD DE PRESTACIONES SOCIALES NOMINA DIARIA SEPTIEMBRE 2014',16179,92,43);">
            <text:p>INSERT INTO scg_dt_cmp VALUES('0001','SCGCMP','SNOANTDIA090001','2014-09-30','---','-------------------------','6110800004506000001','SCGCMP','SNOANTDIA090001','D','PROVISION DE ANTIGUEDAD DE PRESTACIONES SOCIALES NOMINA DIARIA SEPTIEMBRE 2014',16179,92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90001</text:p>
          </table:table-cell>
          <table:table-cell table:style-name="ce4" office:value-type="string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090001">
            <text:p>SNOANTDIA09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SEPTIEMBRE 2014</text:p>
          </table:table-cell>
          <table:table-cell table:style-name="ce6" office:value-type="string">
            <text:p>4001</text:p>
          </table:table-cell>
          <table:table-cell table:style-name="ce8" office:value-type="float" office:value="7544.4">
            <text:p>7.544,40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090001','2014-09-30','---','-------------------------','6110800004001000001','SCGCMP','SNOANTDIA090001','D','PROVISION DE ANTIGUEDAD DE PRESTACIONES SOCIALES NOMINA DIARIA SEPTIEMBRE 2014',7544,4,44);">
            <text:p>INSERT INTO scg_dt_cmp VALUES('0001','SCGCMP','SNOANTDIA090001','2014-09-30','---','-------------------------','6110800004001000001','SCGCMP','SNOANTDIA090001','D','PROVISION DE ANTIGUEDAD DE PRESTACIONES SOCIALES NOMINA DIARIA SEPTIEMBRE 2014',7544,4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090001">
            <text:p>SNOANTDIA090001</text:p>
          </table:table-cell>
          <table:table-cell table:formula="of:=[Hoja1.D3]" office:value-type="string" office:string-value="2014-09-30">
            <text:p>2014-09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SEPTIEMBRE 2014">
            <text:p>PROVISION DE ANTIGUEDAD DE PRESTACIONES SOCIALES NOMINA DIARIA SEPTIEMBRE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3116078.74">
            <text:p>3.116.078,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090001','2014-09-30','---','-------------------------','PROVISION DE ANTIGUEDAD DE PRESTACIONES SOCIALES NOMINA DIARIA SEPTIEMBRE 2014',1,'-','----------','----------',3116078,74,0,0,0,'--','SIGESP');">
            <text:p>INSERT INTO sigesp_cmp VALUES('0001','SCGCMP','SNOANTDIA090001','2014-09-30','---','-------------------------','PROVISION DE ANTIGUEDAD DE PRESTACIONES SOCIALES NOMINA DIARIA SEPTIEMBRE 2014',1,'-','----------','----------',3116078,74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11:35:41</dc:date>
    <dc:creator>Sistema </dc:creator>
    <meta:editing-duration>PT5H45M21S</meta:editing-duration>
    <meta:editing-cycles>24</meta:editing-cycles>
    <meta:generator>LibreOffice/3.5$Linux_X86_64 LibreOffice_project/350m1$Build-2</meta:generator>
    <meta:document-statistic meta:table-count="2" meta:cell-count="727" meta:object-count="0"/>
  </office:meta>
</office:document-meta>
</file>